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P3" style:family="paragraph">
      <style:paragraph-properties fo:text-align="center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style:style style:name="T3" style:family="text">
      <style:text-properties fo:color="#000000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7cm" svg:y="1.974cm">
          <draw:text-box>
            <text:p text:style-name="P1"><text:span text:style-name="T2">0</text:span><text:span text:style-name="T3">0</text:span><text:span text:style-name="T2">00</text:span><text:span text:style-name="T3">00</text:span><text:span text:style-name="T2">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  <draw:custom-shape draw:style-name="gr2" draw:text-style-name="P3" draw:layer="layout" svg:width="0.222cm" svg:height="0.306cm" svg:x="4.556cm" svg:y="2.753cm">
          <text:p/>
          <draw:enhanced-geometry svg:viewBox="0 0 21600 21600" draw:text-areas="?f0 ?f7 ?f2 21600" draw:type="up-arrow" draw:modifiers="6050.81433224756 6392.825112107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33:32.573797854</dc:date>
    <dc:creator>elucterio </dc:creator>
    <meta:editing-duration>PT7H29M57S</meta:editing-duration>
    <meta:editing-cycles>30</meta:editing-cycles>
    <meta:generator>LibreOffice/4.2.8.2$Linux_X86_64 LibreOffice_project/420m0$Build-2</meta:generator>
    <meta:document-statistic meta:object-count="4"/>
  </office:meta>
</office:document-meta>
</file>